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r181Endpoint.createDescriptio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sr181Endpoint.getServic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injectPojo( ComponentContext context , Container contai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r181Endpoint.Jsr181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isValidatio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etServiceInterface( String service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etTypeMapping( String type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etValidationEnabled( Boolean validation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etWsdlResource( Resource wsdl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getX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r181Endpoint.load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r181Endpoint.get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r181Endpoint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etProperties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etAnnotations( String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process( MessageExchange exchang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Jsr181Endpoint.get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updateDescriptio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sr181Endpoint.getPojo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registerServic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Jsr181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r181Endpoint.setPojoClass( String poj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getXFir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isMtom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generate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r181Endpoint.getTyp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etPojo( Object poj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r181Endpoint.getWsd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Endpoint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r181Endpoint.setMtomEnabled( boolean mtom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